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ilder.cleanupModifier( StringBuffer result , String modifie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uilder.cleanupVersion( String versio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3">
            <text:p text:style-name="Table_20_Contents"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